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style="normal" style:font-style-asian="normal" style:font-style-complex="normal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ing_20_1">
      <style:text-properties fo:language="en" fo:country="US" fo:font-style="italic" style:font-style-asian="italic" style:font-style-complex="italic"/>
    </style:style>
    <style:style style:name="P10" style:family="paragraph" style:parent-style-name="Heading_20_1">
      <style:text-properties fo:font-style="italic" style:font-style-asian="italic" style:font-style-complex="italic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.</text:p>
      <text:p text:style-name="P1"/>
      <text:p text:style-name="P1">Проект должен предоставлять инфраструктуру для написания <text:span text:style-name="T1">OPC </text:span>серверов. Конкретные операции ввода/вывода должны реализовываться отдельно в виде расширения.</text:p>
      <text:p text:style-name="P1">Сервера должны иметь возможность компилироваться с приложением как динамически так и статически. </text:p>
      <text:p text:style-name="P1">Инфраструктура должна быть компилябильна и юзабельна в <text:span text:style-name="T1">POSIX </text:span>системах и <text:span text:style-name="T1">Windows.</text:span></text:p>
      <text:p text:style-name="P1"/>
      <text:p text:style-name="P1">Рабочий цикл сервера.</text:p>
      <text:p text:style-name="P2"/>
      <text:p text:style-name="P1">Клиент создает объект сервера. Сервер загружает конфигурацию серверных групп и тегов.</text:p>
      <text:p text:style-name="P1">Клиент добавляет группы и теги на сервер. После формирования конфигурации тегов, запускается процесс обмена данных.</text:p>
      <text:p text:style-name="P1">Клиент освобождает объекты и сервер выгружается.</text:p>
      <text:p text:style-name="P1"/>
      <text:p text:style-name="P1"/>
      <text:h text:style-name="P11" text:outline-level="1">Классы.</text:h>
      <text:h text:style-name="P8" text:outline-level="1">AsyncIO1</text:h>
      <text:p text:style-name="Text_20_body"><text:span text:style-name="T1">COM </text:span><text:span text:style-name="T4">интерфейсы:</text:span></text:p>
      <text:p text:style-name="Text_20_body"><text:span text:style-name="T4"><text:tab/></text:span><text:span text:style-name="T1">IOPCAsyncIO</text:span></text:p>
      <text:p text:style-name="P3"/>
      <text:p text:style-name="P4">Реализует асинхронный ввод вывод версии 1</text:p>
      <text:h text:style-name="P8" text:outline-level="1">AsyncIO2</text:h>
      <text:p text:style-name="Text_20_body"><text:span text:style-name="T1">COM </text:span><text:span text:style-name="T4">интерфейсы:</text:span></text:p>
      <text:p text:style-name="Text_20_body"><text:span text:style-name="T4"><text:tab/></text:span><text:span text:style-name="T1">IOPCASyncIO3</text:span></text:p>
      <text:p text:style-name="P3"><text:tab/>IOPCASyncIO2</text:p>
      <text:p text:style-name="P3"/>
      <text:p text:style-name="P4">Реализует асинхронный ввод вывод 2 и 3 версии.</text:p>
      <text:h text:style-name="P8" text:outline-level="1">AsyncIOType</text:h>
      <text:p text:style-name="P4">Родительские классы:</text:p>
      <text:p text:style-name="P4"><text:tab/><text:span text:style-name="T1">AsyncIO1</text:span></text:p>
      <text:p text:style-name="P3"><text:tab/>AsyncIO2</text:p>
      <text:p text:style-name="P3">COM <text:span text:style-name="T4">интерфейсы:</text:span></text:p>
      <text:p text:style-name="P3"><text:span text:style-name="T4"><text:tab/></text:span>IConnectionpointsConnector</text:p>
      <text:p text:style-name="P4"><text:tab/><text:span text:style-name="T1">IConnectionPoint</text:span></text:p>
      <text:p text:style-name="P4">Класс реализующий асинхронный ввод/вывод на базе классов <text:span text:style-name="T1">AsyncIO1 </text:span>и <text:span text:style-name="T1">AsyncIO2. </text:span>Уведомляет клиентов через <text:span text:style-name="T1">IOPDataCallback </text:span>с помошью <text:span text:style-name="T1">ConnectionPoint.</text:span></text:p>
      <text:h text:style-name="P8" text:outline-level="1">BrowseManager</text:h>
      <text:p text:style-name="P3">COM <text:span text:style-name="T4">интерфейсы:</text:span></text:p>
      <text:p text:style-name="P3"><text:span text:style-name="T4"><text:tab/></text:span>IBrowse</text:p>
      <text:p text:style-name="P3"><text:tab/>IBrowseServerAddressSpace</text:p>
      <text:p text:style-name="P4"/>
      <text:p text:style-name="P4">Предоставляет интерфейс для просмотра серверных групп и тегов и их свойств.</text:p>
      <text:p text:style-name="P4"/>
      <text:h text:style-name="P8" text:outline-level="1">ClientConfigurationManager</text:h>
      <text:p text:style-name="P4">Менеджер управляющий конфигурацией групп и тегов клиента.</text:p>
      <text:h text:style-name="P8" text:outline-level="1"><text:soft-page-break/>ClientGroup</text:h>
      <text:p text:style-name="Text_20_body"><text:span text:style-name="T1"><text:tab/>COM </text:span><text:span text:style-name="T4">интерфейсы:</text:span></text:p>
      <text:p text:style-name="Text_20_body"><text:span text:style-name="T4"><text:tab/><text:tab/></text:span><text:span text:style-name="T1">IOPCItemProperties</text:span></text:p>
      <text:p text:style-name="P3"><text:tab/><text:tab/>IOPCItemDeadbandMgt</text:p>
      <text:p text:style-name="P3"><text:tab/><text:tab/>IOPCItemSamplingMgt</text:p>
      <text:p text:style-name="P3"><text:tab/><text:tab/>IOPCItemMgt</text:p>
      <text:h text:style-name="P8" text:outline-level="1">ClientItem</text:h>
      <text:p text:style-name="P4">Клиентский тег ассоцированный с серверным. Определяет клиентские настройки работы с серверным тегом.</text:p>
      <text:h text:style-name="P8" text:outline-level="1">DeviceIoManager</text:h>
      <text:p text:style-name="P4">Непосредственное общение с источником данных.</text:p>
      <text:h text:style-name="P8" text:outline-level="1">Item</text:h>
      <text:p text:style-name="P5">Интерфейс.</text:p>
      <text:p text:style-name="P5">Тег представляющий значение из оборудования, канал связи со значением.</text:p>
      <text:h text:style-name="P9" text:outline-level="1">ItemProperties</text:h>
      <text:p text:style-name="Text_20_body"><text:span text:style-name="T2"><text:tab/></text:span><text:span text:style-name="T3">IEnumOPCItemAttributes</text:span></text:p>
      <text:h text:style-name="P9" text:outline-level="1">Property</text:h>
      <text:p text:style-name="P5">Свойство тега.</text:p>
      <text:h text:style-name="P9" text:outline-level="1">ScriptProperty</text:h>
      <text:p text:style-name="P5">Свойство тега, значение которого вычисляется в ходе выполнения соответсвующего скрипта.</text:p>
      <text:h text:style-name="P10" text:outline-level="1">Server</text:h>
      <text:p text:style-name="P2"/>
      <text:p text:style-name="P2">COM <text:span text:style-name="T4">интерфейсы:</text:span></text:p>
      <text:p text:style-name="P1"/>
      <text:p text:style-name="P2"><text:span text:style-name="T4"><text:tab/></text:span>IOPCCommon.</text:p>
      <text:p text:style-name="P2"/>
      <text:p text:style-name="P1">Назначение:</text:p>
      <text:p text:style-name="P1"/>
      <text:p text:style-name="P1">Загружает конфигурацию, задает локаль пользователя. Создает объект <text:span text:style-name="T1">ClientConfigurationManager.</text:span></text:p>
      <text:p text:style-name="P2"/>
      <text:h text:style-name="P12" text:outline-level="2"><text:soft-page-break/>ServerItem</text:h>
      <text:h text:style-name="P12" text:outline-level="2">ServerConfiguragionManager</text:h>
      <text:p text:style-name="P4">Преоставляет интерфейс для просмотра и управления конфигурацей<text:tab/>сервера: Состав групп и <text:s/>тегов, конфигурации ввода/вывода.</text:p>
      <text:p text:style-name="P4"/>
      <text:h text:style-name="P12" text:outline-level="2">SyncIOType</text:h>
      <text:p text:style-name="Text_20_body"><text:span text:style-name="T1">COM </text:span><text:span text:style-name="T4">интерфейсы:</text:span></text:p>
      <text:p text:style-name="Text_20_body"><text:span text:style-name="T4"><text:tab/></text:span><text:span text:style-name="T1">IOPCSyncIO2</text:span></text:p>
      <text:p text:style-name="P3"><text:tab/>IOPCSyncIO</text:p>
      <text:h text:style-name="P12" text:outline-level="2">ValueProperty</text:h>
      <text:p text:style-name="P4">Постоянное свойство тега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лександр Рыкованов</meta:initial-creator>
    <meta:creation-date>2009-08-14T00:09:29.99</meta:creation-date>
    <dc:date>2010-03-06T23:36:00.05</dc:date>
    <dc:creator>Александр Рыкованов</dc:creator>
    <meta:editing-duration>PT55H25M20S</meta:editing-duration>
    <meta:editing-cycles>15</meta:editing-cycles>
    <meta:generator>OpenOffice.org/3.1$Win32 OpenOffice.org_project/310m11$Build-9399</meta:generator>
    <meta:document-statistic meta:table-count="0" meta:image-count="0" meta:object-count="0" meta:page-count="4" meta:paragraph-count="66" meta:word-count="241" meta:character-count="2158"/>
  </office:meta>
</office:document-meta>
</file>